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jpeg" manifest:media-type="image/jpeg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861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79" style:parent-style-name="Graphics">
      <style:graphic-properties draw:fill="none" fo:clip="rect(0in, 0in, 0.06461in, 0in)" draw:stroke="non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draw:stroke="none"/>
    </style:style>
    <style:style style:family="graphic" style:name="a764" style:parent-style-name="Graphics">
      <style:graphic-properties draw:fill="none" draw:stroke="none"/>
    </style:style>
    <style:style style:family="graphic" style:name="a765" style:parent-style-name="Graphics">
      <style:graphic-properties draw:fill="none" draw:stroke="none"/>
    </style:style>
    <style:style style:family="graphic" style:name="a766" style:parent-style-name="Graphics">
      <style:graphic-properties draw:fill="none" draw:stroke="non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 style:parent-style-name="Graphics">
      <style:graphic-properties draw:fill="none" draw:stroke="non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514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.93141in, -0.00014in, 3.62048in)" draw:stroke="non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draw:stroke="non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dceaf7" svg:stroke-opacity="100%" draw:stroke-linejoin="miter" svg:stroke-linecap="butt" draw:shadow="visible" draw:shadow-offset-x="0.04167in" draw:shadow-offset-y="0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731" draw:master-page-name="Master1-Layout1-title-Title-Slide" presentation:presentation-page-layout-name="Master1-PPL1" draw:id="Slide-256">
        <draw:custom-shape svg:x="0in" svg:y="0in" svg:width="13.33in" svg:height="7.5in" draw:id="id69" draw:style-name="a734" draw:name="Rectangle 6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38" draw:name="Title 1" svg:x="0.91667in" svg:y="0.49364in" svg:width="11.49667in" svg:height="4.44722in" presentation:class="title" presentation:placeholder="false">
          <draw:text-box>
            <text:p text:style-name="a737" text:class-names="" text:cond-style-name=""><text:span text:style-name="a735" text:class-names="">Results</text:span><text:span text:style-name="a736" text:class-names=""/></text:p>
          </draw:text-box>
          <svg:title/>
          <svg:desc/>
        </draw:frame>
        <draw:custom-shape svg:x="0.91667in" svg:y="5.16032in" svg:width="5.91667in" svg:height="0.02in" draw:id="id71" draw:style-name="a741" draw:name="sketch line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742" draw:master-page-name="Master1-Layout2-obj-Title-and-Content" presentation:presentation-page-layout-name="Master1-PPL2" draw:id="Slide-258">
        <draw:custom-shape svg:x="0in" svg:y="0in" svg:width="13.33333in" svg:height="7.5in" draw:id="id72" draw:style-name="a745" draw:name="Rectangle 16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746" draw:name="Picture 12" svg:x="4.49489in" svg:y="0.00001in" svg:width="8.83844in" svg:height="7.49999in" style:rel-width="scale" style:rel-height="scale">
          <draw:image xlink:href="media/image1.jpeg" xlink:type="simple" xlink:show="embed" xlink:actuate="onLoad"/>
          <svg:title/>
          <svg:desc>Blanket on the earth</svg:desc>
        </draw:frame>
        <draw:custom-shape svg:x="0in" svg:y="0in" svg:width="5.42328in" svg:height="7.5in" draw:id="id74" draw:style-name="a749" draw:name="Freeform: Shape 18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495904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59047"/>
            <draw:equation draw:name="f2" draw:formula="6858000"/>
            <draw:equation draw:name="f3" draw:formula="4110127"/>
            <draw:equation draw:name="f4" draw:formula="4179024"/>
            <draw:equation draw:name="f5" draw:formula="123368"/>
            <draw:equation draw:name="f6" draw:formula="466892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59047"/>
            <draw:equation draw:name="f16" draw:formula="?f13 / 6858000"/>
            <draw:equation draw:name="f17" draw:formula="0 * ?f14"/>
            <draw:equation draw:name="f18" draw:formula="0 * ?f13"/>
            <draw:equation draw:name="f19" draw:formula="4110127 * ?f14"/>
            <draw:equation draw:name="f20" draw:formula="4179024 * ?f14"/>
            <draw:equation draw:name="f21" draw:formula="123368 * ?f13"/>
            <draw:equation draw:name="f22" draw:formula="495904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59047"/>
            <draw:equation draw:name="f27" draw:formula="?f18 / 6858000"/>
            <draw:equation draw:name="f28" draw:formula="?f19 / 4959047"/>
            <draw:equation draw:name="f29" draw:formula="?f20 / 4959047"/>
            <draw:equation draw:name="f30" draw:formula="?f21 / 6858000"/>
            <draw:equation draw:name="f31" draw:formula="?f22 / 495904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5.41217in" svg:height="7.5in" draw:id="id75" draw:style-name="a752" draw:name="Freeform: Shape 20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494888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48887"/>
            <draw:equation draw:name="f2" draw:formula="6858000"/>
            <draw:equation draw:name="f3" draw:formula="4099967"/>
            <draw:equation draw:name="f4" draw:formula="4168864"/>
            <draw:equation draw:name="f5" draw:formula="123368"/>
            <draw:equation draw:name="f6" draw:formula="465876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48887"/>
            <draw:equation draw:name="f16" draw:formula="?f13 / 6858000"/>
            <draw:equation draw:name="f17" draw:formula="0 * ?f14"/>
            <draw:equation draw:name="f18" draw:formula="0 * ?f13"/>
            <draw:equation draw:name="f19" draw:formula="4099967 * ?f14"/>
            <draw:equation draw:name="f20" draw:formula="4168864 * ?f14"/>
            <draw:equation draw:name="f21" draw:formula="123368 * ?f13"/>
            <draw:equation draw:name="f22" draw:formula="494888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48887"/>
            <draw:equation draw:name="f27" draw:formula="?f18 / 6858000"/>
            <draw:equation draw:name="f28" draw:formula="?f19 / 4948887"/>
            <draw:equation draw:name="f29" draw:formula="?f20 / 4948887"/>
            <draw:equation draw:name="f30" draw:formula="?f21 / 6858000"/>
            <draw:equation draw:name="f31" draw:formula="?f22 / 494888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77" presentation:style-name="a755" draw:name="Title 1" svg:x="0.52273in" svg:y="1.22743in" svg:width="4.4in" svg:height="3.50408in" presentation:class="title" presentation:placeholder="false">
          <draw:text-box>
            <text:p text:style-name="a754" text:class-names="" text:cond-style-name="" text:id="id76"><text:span text:style-name="a753" text:class-names="">Summer results</text:span></text:p>
          </draw:text-box>
          <svg:title/>
          <svg:desc/>
        </draw:frame>
        <draw:custom-shape svg:width="0.16in" svg:height="0.77in" draw:id="id78" draw:style-name="a758" draw:transform="translate(-0.08in -0.385in) rotate(-1.5708) translate(0.91106in 0.76426in)" draw:name="Rectangle 22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79" draw:style-name="a761" draw:name="Rectangle 24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paragraph" anim:iterate-interval="PT0.070000S" smil:begin="1.0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0.699999988079071s"/>
                </anim:iterate>
              </anim:par>
            </anim:par>
          </anim:seq>
        </anim:par>
      </draw:page>
      <draw:page draw:name="Slide2" draw:style-name="a762" draw:master-page-name="Master1-Layout2-obj-Title-and-Content" presentation:presentation-page-layout-name="Master1-PPL2" draw:id="Slide-257">
        <draw:frame draw:id="id80" draw:style-name="a763" draw:name="Picture 6" svg:x="0.02062in" svg:y="0.15403in" svg:width="13.33333in" svg:height="1.72801in" style:rel-width="scale" style:rel-height="scale">
          <draw:image xlink:href="media/image2.emf" xlink:type="simple" xlink:show="embed" xlink:actuate="onLoad"/>
          <svg:title/>
          <svg:desc/>
        </draw:frame>
        <draw:frame draw:id="id81" draw:style-name="a764" draw:name="Picture 8" svg:x="0.02062in" svg:y="2.03613in" svg:width="13.33333in" svg:height="1.73702in" style:rel-width="scale" style:rel-height="scale">
          <draw:image xlink:href="media/image3.emf" xlink:type="simple" xlink:show="embed" xlink:actuate="onLoad"/>
          <svg:title/>
          <svg:desc/>
        </draw:frame>
        <draw:frame draw:id="id82" draw:style-name="a765" draw:name="Picture 10" svg:x="0.02062in" svg:y="3.91343in" svg:width="13.33333in" svg:height="1.69377in" style:rel-width="scale" style:rel-height="scale">
          <draw:image xlink:href="media/image4.emf" xlink:type="simple" xlink:show="embed" xlink:actuate="onLoad"/>
          <svg:title/>
          <svg:desc/>
        </draw:frame>
        <draw:frame draw:id="id83" draw:style-name="a766" draw:name="Picture 12" svg:x="0.02062in" svg:y="5.74345in" svg:width="13.33333in" svg:height="1.72444in" style:rel-width="scale" style:rel-height="scale">
          <draw:image xlink:href="media/image5.emf" xlink:type="simple" xlink:show="embed" xlink:actuate="onLoad"/>
          <svg:title/>
          <svg:desc/>
        </draw:frame>
      </draw:page>
      <draw:page draw:name="Slide7" draw:style-name="a767" draw:master-page-name="Master1-Layout2-obj-Title-and-Content" presentation:presentation-page-layout-name="Master1-PPL2" draw:id="Slide-262">
        <draw:frame draw:id="id84" draw:style-name="a768" draw:name="Picture 3" svg:x="0.02917in" svg:y="0.25in" svg:width="13.275in" svg:height="7in" style:rel-width="scale" style:rel-height="scale">
          <draw:image xlink:href="media/image6.emf" xlink:type="simple" xlink:show="embed" xlink:actuate="onLoad"/>
          <svg:title/>
          <svg:desc/>
        </draw:frame>
      </draw:page>
      <draw:page draw:name="Slide4" draw:style-name="a769" draw:master-page-name="Master1-Layout2-obj-Title-and-Content" presentation:presentation-page-layout-name="Master1-PPL2" draw:id="Slide-259">
        <draw:custom-shape svg:x="0in" svg:y="0in" svg:width="13.33in" svg:height="7.5in" draw:id="id85" draw:style-name="a772" draw:name="Rectangle 10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75" draw:name="Title 1" svg:x="0.97369in" svg:y="0.7in" svg:width="4.08357in" svg:height="3.9in" presentation:class="title" presentation:placeholder="false">
          <draw:text-box>
            <text:p text:style-name="a774" text:class-names="" text:cond-style-name=""><text:span text:style-name="a773" text:class-names="">Winter results</text:span></text:p>
          </draw:text-box>
          <svg:title/>
          <svg:desc/>
        </draw:frame>
        <draw:custom-shape svg:x="0.97369in" svg:y="4.82203in" svg:width="3.8in" svg:height="0.02in" draw:id="id87" draw:style-name="a778" draw:name="sketchy line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779" draw:name="Picture 11" svg:x="5.80895in" svg:y="0.00001in" svg:width="7.52272in" svg:height="7.49999in" style:rel-width="scale" style:rel-height="scale">
          <draw:image xlink:href="media/image7.jpeg" xlink:type="simple" xlink:show="embed" xlink:actuate="onLoad"/>
          <svg:title/>
          <svg:desc>A snow-filled field with two trees covered with snow during day time</svg:desc>
        </draw:frame>
      </draw:page>
      <draw:page draw:name="Slide5" draw:style-name="a780" draw:master-page-name="Master1-Layout2-obj-Title-and-Content" presentation:presentation-page-layout-name="Master1-PPL2" draw:id="Slide-260">
        <draw:frame draw:id="id89" draw:style-name="a781" draw:name="Picture 6" svg:x="0.19583in" svg:y="0.10043in" svg:width="12.94167in" svg:height="2.06667in" style:rel-width="scale" style:rel-height="scale">
          <draw:image xlink:href="media/image8.emf" xlink:type="simple" xlink:show="embed" xlink:actuate="onLoad"/>
          <svg:title/>
          <svg:desc/>
        </draw:frame>
        <draw:frame draw:id="id90" draw:style-name="a782" draw:name="Picture 8" svg:x="0.27917in" svg:y="2.16709in" svg:width="12.85833in" svg:height="1.75in" style:rel-width="scale" style:rel-height="scale">
          <draw:image xlink:href="media/image9.emf" xlink:type="simple" xlink:show="embed" xlink:actuate="onLoad"/>
          <svg:title/>
          <svg:desc/>
        </draw:frame>
        <draw:frame draw:id="id91" draw:style-name="a783" draw:name="Picture 10" svg:x="0.04167in" svg:y="4.07371in" svg:width="13.25in" svg:height="1.6in" style:rel-width="scale" style:rel-height="scale">
          <draw:image xlink:href="media/image10.emf" xlink:type="simple" xlink:show="embed" xlink:actuate="onLoad"/>
          <svg:title/>
          <svg:desc/>
        </draw:frame>
        <draw:frame draw:id="id92" draw:style-name="a784" draw:name="Picture 12" svg:x="0.21667in" svg:y="5.67371in" svg:width="12.9in" svg:height="1.78333in" style:rel-width="scale" style:rel-height="scale">
          <draw:image xlink:href="media/image11.emf" xlink:type="simple" xlink:show="embed" xlink:actuate="onLoad"/>
          <svg:title/>
          <svg:desc/>
        </draw:frame>
      </draw:page>
      <draw:page draw:name="Slide6" draw:style-name="a785" draw:master-page-name="Master1-Layout2-obj-Title-and-Content" presentation:presentation-page-layout-name="Master1-PPL2" draw:id="Slide-261">
        <draw:frame draw:id="id93" presentation:style-name="a789" draw:name="Title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6" text:class-names="">Non-Optimised Results</text:span><text:span text:style-name="a787" text:class-names=""/></text:p>
          </draw:text-box>
          <svg:title/>
          <svg:desc/>
        </draw:frame>
        <draw:frame draw:id="id94" draw:style-name="a790" draw:name="Picture 3" svg:x="0.02917in" svg:y="0.25in" svg:width="13.275in" svg:height="7in" style:rel-width="scale" style:rel-height="scale">
          <draw:image xlink:href="media/image12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7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9/17/2024</text:date></text:span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6" draw:name="Titl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9/17/2024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Header Placehold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e Placehold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Slide Image Placeholder 3">
          <svg:title/>
          <svg:desc/>
        </draw:page-thumbnail>
        <draw:frame draw:id="id8" presentation:style-name="a167" draw:name="Notes Placehold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ck to edit Master text styles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cond le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ifth level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ooter Placehold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79" draw:name="Titl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22" presentation:style-name="a183" draw:name="Text Placehold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23" presentation:style-name="a187" draw:name="Date Placehold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9/17/2024</text:date></text:span></text:p>
        </draw:text-box>
        <svg:title/>
        <svg:desc/>
      </draw:frame>
      <draw:frame draw:id="id24" presentation:style-name="a190" draw:name="Footer Placehold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Slide Number Placehold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Slide Number Placehold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7" presentation:style-name="a246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Content Placehold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e Placehold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9/17/2024</text:date></text:span></text:p>
        </draw:text-box>
        <svg:title/>
        <svg:desc/>
      </draw:frame>
      <draw:frame draw:id="id30" presentation:style-name="a269" draw:name="Footer Placehold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Slide Number Placehold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Slide Image Placeholder 3">
          <svg:title/>
          <svg:desc/>
        </draw:page-thumbnail>
        <draw:frame draw:id="id8" presentation:style-name="a297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ifth le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09" draw:name="Titl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3" presentation:style-name="a313" draw:name="Text Placehold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34" presentation:style-name="a329" draw:name="Content Placehold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 Placehold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6" presentation:style-name="a349" draw:name="Content Placehold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e Placehold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9/17/2024</text:date></text:span></text:p>
        </draw:text-box>
        <svg:title/>
        <svg:desc/>
      </draw:frame>
      <draw:frame draw:id="id38" presentation:style-name="a356" draw:name="Footer Placehold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Slide Number Placehold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Header Placehold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e Placehold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Slide Image Placeholder 3">
          <svg:title/>
          <svg:desc/>
        </draw:page-thumbnail>
        <draw:frame draw:id="id8" presentation:style-name="a384" draw:name="Notes Placehold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ck to edit Master text styles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cond le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ifth level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ooter Placehold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40" presentation:style-name="a396" draw:name="Titl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41" presentation:style-name="a400" draw:name="Date Placehold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9/17/2024</text:date></text:span></text:p>
        </draw:text-box>
        <svg:title/>
        <svg:desc/>
      </draw:frame>
      <draw:frame draw:id="id42" presentation:style-name="a403" draw:name="Footer Placehold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Slide Number Placehold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Header Placehold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Slide Image Placeholder 3">
          <svg:title/>
          <svg:desc/>
        </draw:page-thumbnail>
        <draw:frame draw:id="id8" presentation:style-name="a431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ooter Placehold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9/17/2024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e Placehold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ifth level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Slide Number Placehold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4">
      <draw:frame draw:id="id47" presentation:style-name="a487" draw:name="Titl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Click to edit Master title style</text:span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9/17/2024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e Placehold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Slide Image Placeholder 3">
          <svg:title/>
          <svg:desc/>
        </draw:page-thumbnail>
        <draw:frame draw:id="id8" presentation:style-name="a542" draw:name="Notes Placehold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Click to edit Master text styles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Second level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ifth level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1">
      <draw:frame draw:id="id53" presentation:style-name="a554" draw:name="Titl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title/>
        <svg:desc/>
      </draw:frame>
      <draw:frame draw:id="id56" presentation:style-name="a565" draw:name="Date Placehold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9/17/2024</text:date></text:span></text:p>
        </draw:text-box>
        <svg:title/>
        <svg:desc/>
      </draw:frame>
      <draw:frame draw:id="id57" presentation:style-name="a568" draw:name="Footer Placehold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Header Placehold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e Placehold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Slide Image Placeholder 3">
          <svg:title/>
          <svg:desc/>
        </draw:page-thumbnail>
        <draw:frame draw:id="id8" presentation:style-name="a596" draw:name="Notes Placehold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Click to edit Master text styles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cond le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ifth le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ooter Placehold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8" draw:name="Titl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9/17/2024</text:date></text:span></text:p>
        </draw:text-box>
        <svg:title/>
        <svg:desc/>
      </draw:frame>
      <draw:frame draw:id="id62" presentation:style-name="a631" draw:name="Footer Placehold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Header Placehold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e Placehold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Slide Image Placeholder 3">
          <svg:title/>
          <svg:desc/>
        </draw:page-thumbnail>
        <draw:frame draw:id="id8" presentation:style-name="a659" draw:name="Notes Placehold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Click to edit Master text styles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Second level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ifth level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ooter Placehold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1" draw:name="Vertical Title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9/17/2024</text:date></text:span></text:p>
        </draw:text-box>
        <svg:title/>
        <svg:desc/>
      </draw:frame>
      <draw:frame draw:id="id67" presentation:style-name="a694" draw:name="Footer Placehold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Header Placehold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Slide Image Placeholder 3">
          <svg:title/>
          <svg:desc/>
        </draw:page-thumbnail>
        <draw:frame draw:id="id8" presentation:style-name="a722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ck to 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ifth le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ooter Placehold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Slide Number Placehold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duardo Enrique González Osuna</meta:initial-creator>
    <dc:creator>Eduardo Enrique González Osuna</dc:creator>
    <meta:creation-date>2024-09-09T21:06:21Z</meta:creation-date>
    <dc:date>2024-09-17T21:49:18Z</dc:date>
    <meta:print-date>2024-09-17T20:36:16Z</meta:print-date>
    <meta:editing-cycles>3</meta:editing-cycles>
    <meta:editing-duration>PT42549S</meta:editing-duration>
    <meta:document-statistic meta:paragraph-count="4" meta:word-count="7"/>
  </office:meta>
</office:document-meta>
</file>